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1b7ae" style:font-weight-asian="bold" style:font-weight-complex="bold"/>
    </style:style>
    <style:style style:name="P2" style:family="paragraph" style:parent-style-name="Standard" style:list-style-name="L1">
      <style:text-properties fo:font-weight="bold" officeooo:rsid="0002a0c3" officeooo:paragraph-rsid="0002a0c3" style:font-weight-asian="bold" style:font-weight-complex="bold"/>
    </style:style>
    <style:style style:name="P3" style:family="paragraph" style:parent-style-name="Standard" style:list-style-name="L1">
      <style:text-properties fo:font-weight="bold" officeooo:rsid="0002a0c3" officeooo:paragraph-rsid="00040d42" style:font-weight-asian="bold" style:font-weight-complex="bold"/>
    </style:style>
    <style:style style:name="P4" style:family="paragraph" style:parent-style-name="Standard">
      <style:text-properties fo:font-weight="bold" officeooo:rsid="0002a0c3" officeooo:paragraph-rsid="0002a0c3" style:font-weight-asian="bold" style:font-weight-complex="bold"/>
    </style:style>
    <style:style style:name="P5" style:family="paragraph" style:parent-style-name="Standard" style:list-style-name="L1">
      <style:text-properties fo:font-weight="bold" officeooo:rsid="0002a0c3" officeooo:paragraph-rsid="0002a0c3" fo:background-color="#ffff00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style:text-underline-style="none" fo:font-weight="bold" officeooo:rsid="00196368" officeooo:paragraph-rsid="0001b7a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6368" officeooo:paragraph-rsid="0001b7ae" style:font-weight-asian="bold" style:font-weight-complex="bold"/>
    </style:style>
    <style:style style:name="P8" style:family="paragraph" style:parent-style-name="Standard">
      <style:text-properties officeooo:paragraph-rsid="0001b7ae"/>
    </style:style>
    <style:style style:name="P9" style:family="paragraph" style:parent-style-name="Standard">
      <style:text-properties fo:font-weight="normal" officeooo:rsid="0001e17a" officeooo:paragraph-rsid="0001e17a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4ab5e" officeooo:paragraph-rsid="0004ab5e" style:font-weight-asian="normal" style:font-weight-complex="normal"/>
    </style:style>
    <style:style style:name="P11" style:family="paragraph" style:parent-style-name="Standard">
      <style:text-properties fo:font-weight="normal" officeooo:rsid="00050f78" officeooo:paragraph-rsid="00050f7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bed9"/>
    </style:style>
    <style:style style:name="T3" style:family="text">
      <style:text-properties fo:font-weight="normal" officeooo:rsid="00040d42" style:font-weight-asian="normal" style:font-weight-complex="normal"/>
    </style:style>
    <style:style style:name="T4" style:family="text">
      <style:text-properties fo:font-weight="normal" officeooo:rsid="0004ab5e" style:font-weight-asian="normal" style:font-weight-complex="normal"/>
    </style:style>
    <style:style style:name="T5" style:family="text">
      <style:text-properties officeooo:rsid="00065e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rlos Li Hu</text:p>
      <text:p text:style-name="P7">Memoria Práctica <text:span text:style-name="T2">3</text:span> de Redes 2</text:p>
      <text:p text:style-name="P8"><text:span text:style-name="T1">Introducción: una descripción de lo que se pretende realizar en la práctica</text:span></text:p>
      <text:p text:style-name="P9">En esta práctica vamos a incorporar a nuestro servidor y cliente anteriores la capa de seguridad SSL, de forma que nuestras comunicaciones sean a partir de ahora seguras.</text:p>
      <text:p text:style-name="P9">Para ello vamos a tener que crear unos certificados de autenticación junto a unas claves privadas/púbicas, esto junto a la codificación en c de una biblioteca para usar SSL junto con estos certificados.</text:p>
      <text:p text:style-name="P1">Diseño: una explicación de los módulos de los que se compone el programa, así como de las </text:p>
      <text:p text:style-name="P1">decisiones que se han tomado (procesos o hilos, sincronización, etc.)</text:p>
      <text:list xml:id="list4374287318449322119" text:style-name="L1">
        <text:list-item>
          <text:p text:style-name="P3">G-2301-05-P3-ssl.c<text:tab/></text:p>
          <text:p text:style-name="P3"><text:span text:style-name="T3">Aquí encontramos la</text:span><text:span text:style-name="T4">librería de</text:span><text:span text:style-name="T3"> funciones para el manejo de conexiones con el protocolo SSL.</text:span></text:p>
        </text:list-item>
      </text:list>
      <text:p text:style-name="P4"><text:span text:style-name="T3"><text:tab/>No hay mucho que comentar teniendo en cuenta que viene detallado en el enunciado los <text:tab/>pasos que debe seguir cada una de las funciones para cumplir su funcionalidad.</text:span></text:p>
      <text:p text:style-name="P4"><text:span text:style-name="T3"><text:tab/>Debo añadir que esta función usa los certificados generados (desde el makefile) en la carpeta <text:tab/>certs, donde podemos encontrar el concatenado de certificados y claves privadas de cada <text:tab/>entidad implicada</text:span></text:p>
      <text:list xml:id="list191208183599620" text:continue-numbering="true" text:style-name="L1">
        <text:list-item>
          <text:p text:style-name="P2">cliente_echo.c</text:p>
          <text:p text:style-name="P10">Este main prueba la librería previamente mencionada junto al servidor_echo. En este main nos dedicamos a establecer una conexión segura con un servidor y le enviamos cadenas de texto escritas por terminal e imprimimos lo que recibimos del servidor por pantalla.Sólo acabamos cuando tecleamos un exit por pantalla.</text:p>
        </text:list-item>
        <text:list-item>
          <text:p text:style-name="P2">servidor_echo.c</text:p>
          <text:p text:style-name="P10">Este otro main se encarga también de estabblecer una conexión segura con el cliente, y se dedica exclusivamente a enviar de vuelta lo que acaba de recibir de dicho cliente, todo ello hasta recibir un exit como mensaje.</text:p>
        </text:list-item>
        <text:list-item>
          <text:p text:style-name="P5">cliente_IRC.c</text:p>
        </text:list-item>
        <text:list-item>
          <text:p text:style-name="P5">servidor_IRC.c</text:p>
        </text:list-item>
      </text:list>
      <text:p text:style-name="P1">Funcionalidad IRC: a grandes rasgos, qué funciones del protocolo se han implementado</text:p>
      <text:p text:style-name="P11">Principalmente hemos implementado la capa segura SSL, con todo lo que ello implica, es decir, la creación de certificados de autenticación y claves privadas. Y su implementación en lenguaje c de cara a añadirlo a nuestras comunicaciones en el servidor y cliente.</text:p>
      <text:p text:style-name="P1">Conclusiones técnicas: temas concretos de la asignatura que se han aprendido al realizar la práctica</text:p>
      <text:p text:style-name="P11">En esta práctica hemos aprendido más en profundidad y de forma más aplicada sobre cómo se inician comunicaciones seguras en SSL. En concreto, hemos creado nuestros propios certificados de autenticación y nuestra propia entidad CA para verificarlos, y una vez creados, los hemos usado en el proceso de codificación del handshake entre el servidor y cliente.</text:p>
      <text:p text:style-name="P1">Conclusiones personales: a qué se ha dedicado más esfuerzo, comentarios generales</text:p>
      <text:p text:style-name="P11">En <text:span text:style-name="T5">nuestra</text:span> opinión, los fundamentos que subyacen a esta práctica son bastante sencillos, el problema está en que para ponerlos a la práctica , <text:span text:style-name="T5">a pesar de tener todos los pasos para codificarlo explicados en el enunciado, </text:span>hemos tenido que recurrir a leer mucha documentación y/o manuales, lo que ha hecho que nos haya llevado mucho tiempo conseguir que funcione todo correctamente. <text:span text:style-name="T5">Pero en general, consideramos que entender cómo funciona el protocolo a más bajo nivel ha sido interesante de apren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8:06:47.999687577</meta:creation-date>
    <meta:generator>LibreOffice/5.1.6.2$Linux_X86_64 LibreOffice_project/10m0$Build-2</meta:generator>
    <dc:date>2017-05-01T19:11:51.467199233</dc:date>
    <meta:editing-duration>PT44M9S</meta:editing-duration>
    <meta:editing-cycles>8</meta:editing-cycles>
    <meta:document-statistic meta:table-count="0" meta:image-count="0" meta:object-count="0" meta:page-count="1" meta:paragraph-count="23" meta:word-count="497" meta:character-count="3102" meta:non-whitespace-character-count="2629"/>
  </office:meta>
</office:document-meta>
</file>